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1ee56"/>
    </style:style>
    <style:style style:name="P2" style:family="paragraph" style:parent-style-name="Text_20_body">
      <style:text-properties officeooo:rsid="0001ee56" officeooo:paragraph-rsid="0001ee56"/>
    </style:style>
    <style:style style:name="P3" style:family="paragraph" style:parent-style-name="Text_20_body">
      <style:text-properties officeooo:rsid="00042711" officeooo:paragraph-rsid="00042711"/>
    </style:style>
    <style:style style:name="P4" style:family="paragraph" style:parent-style-name="Text_20_body">
      <style:text-properties officeooo:rsid="000515d9" officeooo:paragraph-rsid="000515d9"/>
    </style:style>
    <style:style style:name="P5" style:family="paragraph" style:parent-style-name="Text_20_body">
      <style:text-properties officeooo:rsid="0006002e" officeooo:paragraph-rsid="0006002e"/>
    </style:style>
    <style:style style:name="P6" style:family="paragraph" style:parent-style-name="Text_20_body">
      <style:text-properties officeooo:rsid="0007828d" officeooo:paragraph-rsid="0007828d"/>
    </style:style>
    <style:style style:name="P7" style:family="paragraph" style:parent-style-name="Standard">
      <style:text-properties officeooo:rsid="0001ee56" officeooo:paragraph-rsid="0001ee56"/>
    </style:style>
    <style:style style:name="P8" style:family="paragraph" style:parent-style-name="Standard">
      <style:text-properties officeooo:rsid="0006002e" officeooo:paragraph-rsid="0006002e"/>
    </style:style>
    <style:style style:name="P9" style:family="paragraph" style:parent-style-name="Standard">
      <loext:graphic-properties draw:fill="none"/>
      <style:paragraph-properties fo:margin-top="0.199cm" fo:margin-bottom="0.499cm" loext:contextual-spacing="false" fo:background-color="transparent"/>
      <style:text-properties officeooo:rsid="0001ee56" officeooo:paragraph-rsid="0001ee56"/>
    </style:style>
    <style:style style:name="P10" style:family="paragraph" style:parent-style-name="Heading_20_2">
      <style:text-properties officeooo:rsid="0001ee56" officeooo:paragraph-rsid="000515d9"/>
    </style:style>
    <style:style style:name="T1" style:family="text">
      <style:text-properties fo:color="#000000" style:font-name="Consolas" fo:font-size="9.5pt" style:font-size-asian="9.5pt" fo:background-color="#ffffff"/>
    </style:style>
    <style:style style:name="T2" style:family="text">
      <style:text-properties fo:color="#0000ff" style:font-name="Consolas" fo:font-size="9.5pt" style:font-size-asian="9.5pt" fo:background-color="#ffffff"/>
    </style:style>
    <style:style style:name="T3" style:family="text">
      <style:text-properties fo:color="#808080" style:font-name="Consolas" fo:font-size="9.5pt" style:font-size-asian="9.5pt" fo:background-color="#ffffff"/>
    </style:style>
    <style:style style:name="T4" style:family="text">
      <style:text-properties officeooo:rsid="000383a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515d9"/>
    </style:style>
    <style:style style:name="T7" style:family="text">
      <style:text-properties officeooo:rsid="0006002e"/>
    </style:style>
    <style:style style:name="T8" style:family="text">
      <style:text-properties fo:color="#2b91af" style:font-name="Consolas" fo:font-size="9.5pt" style:font-size-asian="9.5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h text:style-name="Heading_20_1" text:outline-level="1">Aerofoil</text:h>
      <text:p text:style-name="P7"/>
      <text:h text:style-name="Heading_20_2" text:outline-level="2">Cutter Axes</text:h>
      <text:p text:style-name="P3">X and Y axes are in the vertical plane – i.e. a wing section is plotted in the X/Y plane. <text:s/>The right hand side set of coordinates is quite often referred to as U/V. <text:s/>0/0 is at the front/bottom of the cutter or bottom left of the screen. <text:s/>Z is the distance from the left hand gantry.</text:p>
      <text:h text:style-name="Heading_20_2" text:outline-level="2">Basic Aerofoils </text:h>
      <text:p text:style-name="P7"/>
      <text:p text:style-name="P7">Aerofoil data files are stored as a sequence of coordinates that start at the trailing edge with x=1 and continue over the upper surface to the leading edge (x=0) and back along the undersurface back to the trailing edge.</text:p>
      <text:p text:style-name="P7"/>
      <text:p text:style-name="P7">Splines</text:p>
      <text:p text:style-name="P7"/>
      <text:h text:style-name="P10" text:outline-level="2"><text:span text:style-name="T6">Cutter Geometry</text:span></text:h>
      <text:p text:style-name="P4">For any case where x != y or u !=v the wire <text:span text:style-name="T7">will be at an angle. <text:s/>To cut a given shape on the sides of the block, the cutter has to move to different positions to ensure that the wire is in the correct position. <text:s/>This is managed by CutterGeometry class – it knows the left hand position, right and position of the block and the width of the cutter. <text:s/>It can then transform a set of x,y,u,v coordinates out from the edges of the block to the cutter itself.</text:span></text:p>
      <text:p text:style-name="P5">The method to do this is:</text:p>
      <text:p text:style-name="P8"><text:span text:style-name="T1">blockToAxes(</text:span><text:span text:style-name="T8">Position</text:span><text:span text:style-name="T1">&lt;</text:span><text:span text:style-name="T2">double</text:span><text:span text:style-name="T1">&gt;&amp; </text:span><text:span text:style-name="T3">pos</text:span><text:span text:style-name="T1">, </text:span><text:span text:style-name="T2">double</text:span><text:span text:style-name="T1"> </text:span><text:span text:style-name="T3">zl</text:span><text:span text:style-name="T1">, </text:span><text:span text:style-name="T2">double</text:span><text:span text:style-name="T1"> </text:span><text:span text:style-name="T3">zr</text:span><text:span text:style-name="T1">)</text:span></text:p>
      <text:p text:style-name="P8"><text:span text:style-name="T1"/></text:p>
      <text:p text:style-name="P5">As can be seen, as well as the position, it also takes left and right z values. If either of these are non-zero it uses these as z positions relative to the left of the block for calculating the correct position to move the cutter to. <text:s/>This allows rotated components where the calculated positions aren’t on the sides of the block but lie within it. </text:p>
      <text:p text:style-name="P6">CutterGeometry is also used when producing a cut to move each xyz component to the edge of an imaginary block based on the bounding box of the cut. <text:s/>This allows rotated components to be treated as if they lie within a rectangular block aligned with the cutter axes.</text:p>
      <text:p text:style-name="P5"/>
      <text:h text:style-name="Heading_20_2" text:outline-level="2"><text:soft-page-break/>Cutter Simulation</text:h>
      <text:p text:style-name="P2"><text:span text:style-name="T5">CutterPreviewWindow</text:span> <text:span text:style-name="T4">manages the output display, scroll bars, bitmap etc. <text:s/>The CutterSimulation calls back into the window via plot(…) to do the actual plotting.</text:span></text:p>
      <text:p text:style-name="P2"><text:span text:style-name="T5">CutterSimulationOutputDevice</text:span> <text:span text:style-name="T4">collects the data values for moves/lines and then calls stepTo in the CutterSimulation pCutter when it has a pair.</text:span></text:p>
      <text:p text:style-name="P2"><text:span text:style-name="T5">CutterSimulation</text:span> simulates a set of discrete steppers and drives these so they step in x/y directions as needed. <text:s text:c="2"/>The main entry point is</text:p>
      <text:p text:style-name="P9"><text:span text:style-name="T1">stepTo(</text:span><text:span text:style-name="T2">double</text:span><text:span text:style-name="T1"> </text:span><text:span text:style-name="T3">x</text:span><text:span text:style-name="T1">, </text:span><text:span text:style-name="T2">double</text:span><text:span text:style-name="T1"> </text:span><text:span text:style-name="T3">y</text:span><text:span text:style-name="T1">, </text:span><text:span text:style-name="T2">double</text:span><text:span text:style-name="T1"> </text:span><text:span text:style-name="T3">u</text:span><text:span text:style-name="T1">, </text:span><text:span text:style-name="T2">double</text:span><text:span text:style-name="T1"> </text:span><text:span text:style-name="T3">v</text:span><text:span text:style-name="T1">, </text:span><text:span text:style-name="T2">double</text:span><text:span text:style-name="T1"> </text:span><text:span text:style-name="T3">zl</text:span><text:span text:style-name="T1">, </text:span><text:span text:style-name="T2">double</text:span><text:span text:style-name="T1"> </text:span><text:span text:style-name="T3">zr</text:span><text:span text:style-name="T1">)</text:span></text:p>
      <text:p text:style-name="P2"><text:s/>which transforms the values using the cutter geometry <text:span text:style-name="T4">converts the values into steps and calls moveSteppers to run the virtual steppers. <text:s text:c="2"/>This then calls back into the point plotter to actually draw the points on the bitmap &amp; screen.</text:span>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_64 LibreOffice_project/f7f06a8f319e4b62f9bc5095aa112a65d2f3ac89</meta:generator>
    <dc:date>2020-10-19T23:22:46.106000000</dc:date>
    <meta:editing-duration>PT21M41S</meta:editing-duration>
    <meta:editing-cycles>3</meta:editing-cycles>
    <meta:document-statistic meta:table-count="0" meta:image-count="0" meta:object-count="0" meta:page-count="2" meta:paragraph-count="18" meta:word-count="437" meta:character-count="2472" meta:non-whitespace-character-count="2034"/>
  </office:meta>
</office:document-meta>
</file>